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Sarasa Mono SC1" svg:font-family="'Sarasa Mono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arasa Mono SC" svg:font-family="'Sarasa Mono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/>
    </style:style>
    <style:style style:name="gr2" style:family="graphic" style:parent-style-name="standard">
      <style:graphic-properties draw:stroke="none" draw:fill="none" draw:textarea-vertical-align="middle" fo:min-height="0.218cm" fo:min-width="2.54cm" fo:padding-top="0.141cm" fo:padding-bottom="0.141cm" fo:padding-left="0.141cm" fo:padding-right="0.141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1.018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1.5cm" fo:min-width="2.5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9" style:family="graphic" style:parent-style-name="standard">
      <style:graphic-properties draw:stroke="none" draw:fill="none" draw:textarea-vertical-align="middle" fo:min-height="0.693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418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12" style:family="graphic" style:parent-style-name="standard">
      <style:graphic-properties draw:stroke="none" draw:fill="none" draw:textarea-vertical-align="middle" fo:min-height="1.518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solid" svg:stroke-width="0.025cm" svg:stroke-color="#000000" draw:marker-start="Marker_5f_0" draw:marker-start-width="0.319cm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14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318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Arial1" fo:font-size="7pt" fo:font-style="italic" style:font-name-asian="Arial1" style:font-size-asian="7pt" style:font-style-asian="italic" style:font-name-complex="Arial1" style:font-size-complex="7pt" style:font-style-complex="italic"/>
    </style:style>
    <style:style style:name="T2" style:family="text">
      <style:text-properties fo:color="#000000" loext:opacity="100%" style:font-name="Arial1" fo:font-size="8pt" fo:font-style="italic" style:font-name-asian="Arial1" style:font-size-asian="8pt" style:font-style-asian="italic" style:font-name-complex="Arial1" style:font-size-complex="8pt" style:font-style-complex="italic"/>
    </style:style>
    <style:style style:name="T3" style:family="text">
      <style:text-properties fo:color="#000000" loext:opacity="100%" style:font-name="Arial1" fo:font-size="18pt" fo:font-style="italic" style:font-name-asian="Arial1" style:font-size-asian="18pt" style:font-style-asian="italic" style:font-name-complex="Arial1" style:font-size-complex="18pt" style:font-style-complex="italic"/>
    </style:style>
    <style:style style:name="T4" style:family="text">
      <style:text-properties fo:color="#000000" loext:opacity="100%"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T5" style:family="text">
      <style:text-properties fo:color="#000000" loext:opacity="100%" style:font-name="Arial1" fo:font-size="24pt" style:font-name-asian="Arial1" style:font-size-asian="24pt" style:font-name-complex="Arial1" style:font-size-complex="24pt"/>
    </style:style>
    <style:style style:name="T6" style:family="text">
      <style:text-properties fo:color="#000000" loext:opacity="100%" style:font-name="Arial1" fo:font-size="14pt" style:font-name-asian="Arial1" style:font-size-asian="14pt" style:font-name-complex="Arial1" style:font-size-complex="14pt"/>
    </style:style>
    <style:style style:name="T7" style:family="text">
      <style:text-properties fo:color="#000000" loext:opacity="100%" style:font-name="Arial1" fo:font-size="12pt" style:font-name-asian="Arial1" style:font-size-asian="12pt" style:font-name-complex="Arial1" style:font-size-complex="12pt"/>
    </style:style>
    <style:style style:name="T8" style:family="text">
      <style:text-properties fo:color="#000000" loext:opacity="100%" style:font-name="Arial1" fo:font-size="8pt" style:font-name-asian="Arial1" style:font-size-asian="8pt" style:font-name-complex="Arial1" style:font-size-complex="8pt"/>
    </style:style>
    <style:style style:name="T9" style:family="text">
      <style:text-properties fo:color="#000000" loext:opacity="100%" style:font-name="Arial1" fo:font-size="10pt" style:font-name-asian="Arial1" style:font-size-asian="10pt" style:font-name-complex="Aria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2cm" svg:y1="0.5cm" svg:x2="41.499cm" svg:y2="0.5cm">
          <text:p/>
        </draw:line>
        <draw:line draw:style-name="gr1" draw:text-style-name="P1" draw:layer="layout" svg:x1="41.5cm" svg:y1="0.5cm" svg:x2="41.5cm" svg:y2="29.2cm">
          <text:p/>
        </draw:line>
        <draw:line draw:style-name="gr1" draw:text-style-name="P1" draw:layer="layout" svg:x1="41.5cm" svg:y1="29.2cm" svg:x2="2cm" svg:y2="29.2cm">
          <text:p/>
        </draw:line>
        <draw:line draw:style-name="gr1" draw:text-style-name="P1" draw:layer="layout" svg:x1="2cm" svg:y1="0.5cm" svg:x2="2cm" svg:y2="29.2cm">
          <text:p/>
        </draw:line>
        <draw:polyline draw:style-name="gr1" draw:text-style-name="P1" draw:layer="layout" svg:width="18.5cm" svg:height="5.5cm" svg:x="23cm" svg:y="23.7cm" svg:viewBox="0 0 18501 5501" draw:points="18501,0 0,0 0,5501">
          <text:p/>
        </draw:polyline>
        <draw:line draw:style-name="gr1" draw:text-style-name="P1" draw:layer="layout" svg:x1="29.5cm" svg:y1="29.199cm" svg:x2="29.5cm" svg:y2="23.7cm">
          <text:p/>
        </draw:line>
        <draw:line draw:style-name="gr1" draw:text-style-name="P1" draw:layer="layout" svg:x1="23cm" svg:y1="28.7cm" svg:x2="29.5cm" svg:y2="28.7cm">
          <text:p/>
        </draw:line>
        <draw:line draw:style-name="gr1" draw:text-style-name="P1" draw:layer="layout" svg:x1="23cm" svg:y1="28.2cm" svg:x2="29.5cm" svg:y2="28.2cm">
          <text:p/>
        </draw:line>
        <draw:line draw:style-name="gr1" draw:text-style-name="P1" draw:layer="layout" svg:x1="23cm" svg:y1="27.7cm" svg:x2="29.5cm" svg:y2="27.7cm">
          <text:p/>
        </draw:line>
        <draw:line draw:style-name="gr1" draw:text-style-name="P1" draw:layer="layout" svg:x1="23cm" svg:y1="27.18cm" svg:x2="29.5cm" svg:y2="27.18cm">
          <text:p/>
        </draw:line>
        <draw:line draw:style-name="gr1" draw:text-style-name="P1" draw:layer="layout" svg:x1="23cm" svg:y1="26.7cm" svg:x2="29.5cm" svg:y2="26.7cm">
          <text:p/>
        </draw:line>
        <draw:line draw:style-name="gr1" draw:text-style-name="P1" draw:layer="layout" svg:x1="23cm" svg:y1="26.2cm" svg:x2="29.5cm" svg:y2="26.2cm">
          <text:p/>
        </draw:line>
        <draw:line draw:style-name="gr1" draw:text-style-name="P1" draw:layer="layout" svg:x1="23cm" svg:y1="25.7cm" svg:x2="29.5cm" svg:y2="25.7cm">
          <text:p/>
        </draw:line>
        <draw:line draw:style-name="gr1" draw:text-style-name="P1" draw:layer="layout" svg:x1="23cm" svg:y1="25.2cm" svg:x2="29.5cm" svg:y2="25.2cm">
          <text:p/>
        </draw:line>
        <draw:line draw:style-name="gr1" draw:text-style-name="P1" draw:layer="layout" svg:x1="23cm" svg:y1="24.7cm" svg:x2="29.5cm" svg:y2="24.7cm">
          <text:p/>
        </draw:line>
        <draw:line draw:style-name="gr1" draw:text-style-name="P1" draw:layer="layout" svg:x1="23cm" svg:y1="24.2cm" svg:x2="29.5cm" svg:y2="24.2cm">
          <text:p/>
        </draw:line>
        <draw:line draw:style-name="gr1" draw:text-style-name="P1" draw:layer="layout" svg:x1="23.7cm" svg:y1="23.7cm" svg:x2="23.7cm" svg:y2="26.2cm">
          <text:p/>
        </draw:line>
        <draw:line draw:style-name="gr1" draw:text-style-name="P1" draw:layer="layout" svg:x1="24.7cm" svg:y1="23.7cm" svg:x2="24.7cm" svg:y2="29.199cm">
          <text:p/>
        </draw:line>
        <draw:line draw:style-name="gr1" draw:text-style-name="P1" draw:layer="layout" svg:x1="27cm" svg:y1="23.7cm" svg:x2="27cm" svg:y2="29.199cm">
          <text:p/>
        </draw:line>
        <draw:line draw:style-name="gr1" draw:text-style-name="P1" draw:layer="layout" svg:x1="28.5cm" svg:y1="23.7cm" svg:x2="28.5cm" svg:y2="29.199cm">
          <text:p/>
        </draw:line>
        <draw:line draw:style-name="gr1" draw:text-style-name="P1" draw:layer="layout" svg:x1="29.5cm" svg:y1="25.2cm" svg:x2="41.499cm" svg:y2="25.2cm">
          <text:p/>
        </draw:line>
        <draw:line draw:style-name="gr1" draw:text-style-name="P1" draw:layer="layout" svg:x1="29.5cm" svg:y1="27.7cm" svg:x2="41.499cm" svg:y2="27.7cm">
          <text:p/>
        </draw:line>
        <draw:line draw:style-name="gr1" draw:text-style-name="P1" draw:layer="layout" svg:x1="36.5cm" svg:y1="29.2cm" svg:x2="36.5cm" svg:y2="25.2cm">
          <text:p/>
        </draw:line>
        <draw:line draw:style-name="gr1" draw:text-style-name="P1" draw:layer="layout" svg:x1="36.5cm" svg:y1="25.7cm" svg:x2="41.499cm" svg:y2="25.7cm">
          <text:p/>
        </draw:line>
        <draw:line draw:style-name="gr1" draw:text-style-name="P1" draw:layer="layout" svg:x1="36.5cm" svg:y1="27.2cm" svg:x2="41.499cm" svg:y2="27.2cm">
          <text:p/>
        </draw:line>
        <draw:line draw:style-name="gr1" draw:text-style-name="P1" draw:layer="layout" svg:x1="38.5cm" svg:y1="27.699cm" svg:x2="38.5cm" svg:y2="27.2cm">
          <text:p/>
        </draw:line>
        <draw:line draw:style-name="gr1" draw:text-style-name="P1" draw:layer="layout" svg:x1="37cm" svg:y1="27.199cm" svg:x2="37cm" svg:y2="25.7cm">
          <text:p/>
        </draw:line>
        <draw:line draw:style-name="gr1" draw:text-style-name="P1" draw:layer="layout" svg:x1="37.5cm" svg:y1="27.199cm" svg:x2="37.5cm" svg:y2="25.7cm">
          <text:p/>
        </draw:line>
        <draw:line draw:style-name="gr1" draw:text-style-name="P1" draw:layer="layout" svg:x1="38cm" svg:y1="27.2cm" svg:x2="38cm" svg:y2="25.2cm">
          <text:p/>
        </draw:line>
        <draw:line draw:style-name="gr1" draw:text-style-name="P1" draw:layer="layout" svg:x1="39.7cm" svg:y1="25.2cm" svg:x2="39.7cm" svg:y2="27.2cm">
          <text:p/>
        </draw:line>
        <draw:frame draw:style-name="gr2" draw:text-style-name="P1" draw:layer="layout" svg:width="1.7cm" svg:height="0.613cm" svg:x="23cm" svg:y="26.144cm">
          <draw:text-box>
            <text:p text:style-name="P2"><text:span text:style-name="T1">Разраб.</text:span></text:p>
          </draw:text-box>
        </draw:frame>
        <draw:frame draw:style-name="gr2" draw:text-style-name="P1" draw:layer="layout" svg:width="2.3cm" svg:height="0.664cm" svg:x="24.7cm" svg:y="26.118cm">
          <draw:text-box>
            <text:p text:style-name="P2"><text:span text:style-name="T2">Кан А.Д.</text:span></text:p>
          </draw:text-box>
        </draw:frame>
        <draw:frame draw:style-name="gr2" draw:text-style-name="P1" draw:layer="layout" svg:width="1.7cm" svg:height="0.613cm" svg:x="23cm" svg:y="28.644cm">
          <draw:text-box>
            <text:p text:style-name="P2"><text:span text:style-name="T1">Утв.</text:span></text:p>
          </draw:text-box>
        </draw:frame>
        <draw:frame draw:style-name="gr2" draw:text-style-name="P1" draw:layer="layout" svg:width="2.3cm" svg:height="0.613cm" svg:x="24.7cm" svg:y="28.644cm">
          <draw:text-box>
            <text:p text:style-name="P2"><text:span text:style-name="T1">Галкин В.А.</text:span></text:p>
          </draw:text-box>
        </draw:frame>
        <draw:frame draw:style-name="gr2" draw:text-style-name="P1" draw:layer="layout" svg:width="1.5cm" svg:height="0.613cm" svg:x="27cm" svg:y="25.644cm">
          <draw:text-box>
            <text:p text:style-name="P2"><text:span text:style-name="T1">Подпись</text:span></text:p>
          </draw:text-box>
        </draw:frame>
        <draw:frame draw:style-name="gr2" draw:text-style-name="P1" draw:layer="layout" svg:width="1cm" svg:height="0.613cm" svg:x="28.5cm" svg:y="25.644cm">
          <draw:text-box>
            <text:p text:style-name="P2"><text:span text:style-name="T1">Дата</text:span></text:p>
          </draw:text-box>
        </draw:frame>
        <draw:frame draw:style-name="gr3" draw:text-style-name="P1" draw:layer="layout" svg:width="5cm" svg:height="1.807cm" svg:x="36.5cm" svg:y="27.647cm">
          <draw:text-box>
            <text:p text:style-name="P3"><text:span text:style-name="T2">МГТУ им. Н.Э.Баумана</text:span></text:p>
            <text:p text:style-name="P3"><text:span text:style-name="T2">Кафедра ИУ5,</text:span></text:p>
            <text:p text:style-name="P3"><text:span text:style-name="T2">группа ИУ5-64</text:span></text:p>
            <text:p text:style-name="P3"><text:span text:style-name="T2"/></text:p>
          </draw:text-box>
        </draw:frame>
        <draw:frame draw:style-name="gr2" draw:text-style-name="P1" draw:layer="layout" svg:width="1.5cm" svg:height="0.613cm" svg:x="36.5cm" svg:y="25.144cm">
          <draw:text-box>
            <text:p text:style-name="P3"><text:span text:style-name="T1">Лит.</text:span></text:p>
          </draw:text-box>
        </draw:frame>
        <draw:frame draw:style-name="gr2" draw:text-style-name="P1" draw:layer="layout" svg:width="1.7cm" svg:height="0.613cm" svg:x="38cm" svg:y="25.144cm">
          <draw:text-box>
            <text:p text:style-name="P3"><text:span text:style-name="T1">Масса</text:span></text:p>
          </draw:text-box>
        </draw:frame>
        <draw:frame draw:style-name="gr2" draw:text-style-name="P1" draw:layer="layout" svg:width="1.8cm" svg:height="0.613cm" svg:x="39.7cm" svg:y="25.144cm">
          <draw:text-box>
            <text:p text:style-name="P3"><text:span text:style-name="T1">Масштаб</text:span></text:p>
          </draw:text-box>
        </draw:frame>
        <draw:frame draw:style-name="gr2" draw:text-style-name="P1" draw:layer="layout" svg:width="2cm" svg:height="0.613cm" svg:x="36.5cm" svg:y="27.144cm">
          <draw:text-box>
            <text:p text:style-name="P2"><text:span text:style-name="T1">Лист 4</text:span></text:p>
          </draw:text-box>
        </draw:frame>
        <draw:frame draw:style-name="gr2" draw:text-style-name="P1" draw:layer="layout" svg:width="3cm" svg:height="0.613cm" svg:x="38.5cm" svg:y="27.144cm">
          <draw:text-box>
            <text:p text:style-name="P2"><text:span text:style-name="T1">Листов 7</text:span></text:p>
          </draw:text-box>
        </draw:frame>
        <draw:frame draw:style-name="gr4" draw:text-style-name="P1" draw:layer="layout" svg:width="12cm" svg:height="1.5cm" svg:x="29.5cm" svg:y="23.7cm">
          <draw:text-box>
            <text:p text:style-name="P3"><text:span text:style-name="T3">Курсовая работа</text:span></text:p>
          </draw:text-box>
        </draw:frame>
        <draw:frame draw:style-name="gr5" draw:text-style-name="P1" draw:layer="layout" svg:width="7cm" svg:height="2.5cm" svg:x="29.5cm" svg:y="25.2cm">
          <draw:text-box>
            <text:p text:style-name="P3"><text:span text:style-name="T4">Структуры протокольных блоков данных</text:span></text:p>
          </draw:text-box>
        </draw:frame>
        <draw:frame draw:style-name="gr4" draw:text-style-name="P1" draw:layer="layout" svg:width="7cm" svg:height="1.5cm" svg:x="29.5cm" svg:y="27.7cm">
          <draw:text-box>
            <text:p text:style-name="P3"><text:span text:style-name="T4">Сетевые технологии в АСОИУ</text:span></text:p>
          </draw:text-box>
        </draw:frame>
        <draw:frame draw:style-name="gr2" draw:text-style-name="P1" draw:layer="layout" svg:width="2.3cm" svg:height="0.664cm" svg:x="24.7cm" svg:y="26.618cm">
          <draw:text-box>
            <text:p text:style-name="P2"><text:span text:style-name="T2">Шпак И.Д.</text:span></text:p>
          </draw:text-box>
        </draw:frame>
        <draw:frame draw:style-name="gr6" draw:text-style-name="P1" draw:layer="layout" svg:width="14cm" svg:height="1.5cm" svg:x="4cm" svg:y="1.2cm">
          <draw:text-box>
            <text:p text:style-name="P2"><text:span text:style-name="T5">Блоки данных канального уровня</text:span></text:p>
          </draw:text-box>
        </draw:frame>
        <draw:frame draw:style-name="gr7" draw:text-style-name="P1" draw:layer="layout" svg:width="14.225cm" svg:height="1cm" svg:x="4.975cm" svg:y="2.2cm">
          <draw:text-box>
            <text:p text:style-name="P2"><text:span text:style-name="T6">Информационный блок для передачи данных</text:span></text:p>
          </draw:text-box>
        </draw:frame>
        <draw:frame draw:style-name="gr7" draw:text-style-name="P1" draw:layer="layout" svg:width="14.5cm" svg:height="1cm" svg:x="5.8cm" svg:y="12.15cm">
          <draw:text-box>
            <text:p text:style-name="P2"><text:span text:style-name="T6">Управляющий блок – положительная квитанция (ACK)</text:span></text:p>
          </draw:text-box>
        </draw:frame>
        <draw:g>
          <draw:polygon draw:style-name="gr8" draw:text-style-name="P1" draw:layer="layout" svg:width="2.5cm" svg:height="1cm" svg:x="3cm" svg:y="12.2cm" svg:viewBox="0 0 2501 1001" draw:points="0,1001 2501,1001 2501,0 0,0">
            <text:p/>
          </draw:polygon>
          <draw:frame draw:style-name="gr7" draw:text-style-name="P1" draw:layer="layout" svg:width="2.5cm" svg:height="1cm" svg:x="3cm" svg:y="12.2cm">
            <draw:text-box>
              <text:p text:style-name="P3"><text:span text:style-name="T7">00000001</text:span></text:p>
            </draw:text-box>
          </draw:frame>
        </draw:g>
        <draw:frame draw:style-name="gr7" draw:text-style-name="P1" draw:layer="layout" svg:width="14.1cm" svg:height="1cm" svg:x="5.8cm" svg:y="14.25cm">
          <draw:text-box>
            <text:p text:style-name="P2"><text:span text:style-name="T6">Управляющий блок – Отрицательная квитанция (ERROR )</text:span></text:p>
          </draw:text-box>
        </draw:frame>
        <draw:g>
          <draw:polygon draw:style-name="gr8" draw:text-style-name="P1" draw:layer="layout" svg:width="2.5cm" svg:height="1cm" svg:x="3cm" svg:y="14.225cm" svg:viewBox="0 0 2501 1001" draw:points="0,1001 2501,1001 2501,0 0,0">
            <text:p/>
          </draw:polygon>
          <draw:frame draw:style-name="gr7" draw:text-style-name="P1" draw:layer="layout" svg:width="2.5cm" svg:height="1cm" svg:x="3cm" svg:y="14.225cm">
            <draw:text-box>
              <text:p text:style-name="P3"><text:span text:style-name="T7">00000110</text:span></text:p>
            </draw:text-box>
          </draw:frame>
        </draw:g>
        <draw:frame draw:style-name="gr7" draw:text-style-name="P1" draw:layer="layout" svg:width="13.5cm" svg:height="1cm" svg:x="5.8cm" svg:y="16.25cm">
          <draw:text-box>
            <text:p text:style-name="P2"><text:span text:style-name="T6">Управляющий блок – установка соединения (LINK)</text:span></text:p>
          </draw:text-box>
        </draw:frame>
        <draw:g>
          <draw:polygon draw:style-name="gr8" draw:text-style-name="P1" draw:layer="layout" svg:width="2.5cm" svg:height="1cm" svg:x="3cm" svg:y="16.25cm" svg:viewBox="0 0 2501 1001" draw:points="0,1001 2501,1001 2501,0 0,0">
            <text:p/>
          </draw:polygon>
          <draw:frame draw:style-name="gr7" draw:text-style-name="P1" draw:layer="layout" svg:width="2.5cm" svg:height="1cm" svg:x="3cm" svg:y="16.25cm">
            <draw:text-box>
              <text:p text:style-name="P3"><text:span text:style-name="T7">00000000</text:span></text:p>
            </draw:text-box>
          </draw:frame>
        </draw:g>
        <draw:frame draw:style-name="gr6" draw:text-style-name="P1" draw:layer="layout" svg:width="14cm" svg:height="1.5cm" svg:x="23cm" svg:y="1.2cm">
          <draw:text-box>
            <text:p text:style-name="P2"><text:span text:style-name="T5">Блоки данных прикладного уровня</text:span></text:p>
          </draw:text-box>
        </draw:frame>
        <draw:g>
          <draw:polygon draw:style-name="gr8" draw:text-style-name="P1" draw:layer="layout" svg:width="3.7cm" svg:height="1cm" svg:x="24.65cm" svg:y="3.7cm" svg:viewBox="0 0 3701 1001" draw:points="0,1001 3701,1001 3701,0 0,0">
            <text:p/>
          </draw:polygon>
          <draw:frame draw:style-name="gr7" draw:text-style-name="P1" draw:layer="layout" svg:width="3.7cm" svg:height="1cm" svg:x="24.65cm" svg:y="3.7cm">
            <draw:text-box>
              <text:p text:style-name="P3"><text:span text:style-name="T7">Часть файла</text:span></text:p>
            </draw:text-box>
          </draw:frame>
        </draw:g>
        <draw:polyline draw:style-name="gr8" draw:text-style-name="P1" draw:layer="layout" svg:width="1cm" svg:height="2.8cm" svg:x="26.45cm" svg:y="4.7cm" svg:viewBox="0 0 1001 2801" draw:points="0,0 0,2801 1001,2801">
          <text:p/>
        </draw:polyline>
        <draw:line draw:style-name="gr8" draw:text-style-name="P1" draw:layer="layout" svg:x1="27.45cm" svg:y1="7cm" svg:x2="27.45cm" svg:y2="7.999cm">
          <text:p/>
        </draw:line>
        <draw:line draw:style-name="gr8" draw:text-style-name="P1" draw:layer="layout" svg:x1="27.45cm" svg:y1="7cm" svg:x2="27.7cm" svg:y2="7cm">
          <text:p/>
        </draw:line>
        <draw:line draw:style-name="gr8" draw:text-style-name="P1" draw:layer="layout" svg:x1="27.45cm" svg:y1="8cm" svg:x2="27.68cm" svg:y2="8cm">
          <text:p/>
        </draw:line>
        <draw:frame draw:style-name="gr6" draw:text-style-name="P1" draw:layer="layout" svg:width="14cm" svg:height="1.5cm" svg:x="23cm" svg:y="12.2cm">
          <draw:text-box>
            <text:p text:style-name="P2"><text:span text:style-name="T5">Блок данных физического уровня</text:span></text:p>
          </draw:text-box>
        </draw:frame>
        <draw:frame draw:style-name="gr7" draw:text-style-name="P1" draw:layer="layout" svg:width="7.1cm" svg:height="1cm" svg:x="27.6cm" svg:y="7cm">
          <draw:text-box>
            <text:p text:style-name="P2"><text:span text:style-name="T7">Данные – M байтов</text:span></text:p>
          </draw:text-box>
        </draw:frame>
        <draw:g>
          <draw:polygon draw:style-name="gr8" draw:text-style-name="P1" draw:layer="layout" svg:width="3.5cm" svg:height="1cm" svg:x="10.15cm" svg:y="3.4cm" svg:viewBox="0 0 3501 1001" draw:points="0,1001 3501,1001 3501,0 0,0">
            <text:p/>
          </draw:polygon>
          <draw:frame draw:style-name="gr7" draw:text-style-name="P1" draw:layer="layout" svg:width="3.5cm" svg:height="1cm" svg:x="10.15cm" svg:y="3.4cm">
            <draw:text-box>
              <text:p text:style-name="P3"><text:span text:style-name="T7">byte[ ]</text:span></text:p>
            </draw:text-box>
          </draw:frame>
        </draw:g>
        <draw:line draw:style-name="gr8" draw:text-style-name="P1" draw:layer="layout" svg:x1="17.525cm" svg:y1="5.5cm" svg:x2="17.525cm" svg:y2="6.499cm">
          <text:p/>
        </draw:line>
        <draw:line draw:style-name="gr8" draw:text-style-name="P1" draw:layer="layout" svg:x1="17.525cm" svg:y1="5.5cm" svg:x2="17.775cm" svg:y2="5.5cm">
          <text:p/>
        </draw:line>
        <draw:line draw:style-name="gr8" draw:text-style-name="P1" draw:layer="layout" svg:x1="17.545cm" svg:y1="6.5cm" svg:x2="17.775cm" svg:y2="6.5cm">
          <text:p/>
        </draw:line>
        <draw:frame draw:style-name="gr7" draw:text-style-name="P1" draw:layer="layout" svg:width="3.975cm" svg:height="1.426cm" svg:x="17.75cm" svg:y="5.237cm">
          <draw:text-box>
            <text:p text:style-name="P2"><text:span text:style-name="T8">Информационное поле – массив данных длинной от 0 до 65536 байт</text:span></text:p>
          </draw:text-box>
        </draw:frame>
        <draw:g>
          <draw:polygon draw:style-name="gr8" draw:text-style-name="P1" draw:layer="layout" svg:width="2.5cm" svg:height="1cm" svg:x="3cm" svg:y="18.275cm" svg:viewBox="0 0 2501 1001" draw:points="0,1001 2501,1001 2501,0 0,0">
            <text:p/>
          </draw:polygon>
          <draw:frame draw:style-name="gr7" draw:text-style-name="P1" draw:layer="layout" svg:width="2.5cm" svg:height="1cm" svg:x="3cm" svg:y="18.275cm">
            <draw:text-box>
              <text:p text:style-name="P3"><text:span text:style-name="T7">00000101</text:span></text:p>
            </draw:text-box>
          </draw:frame>
        </draw:g>
        <draw:frame draw:style-name="gr7" draw:text-style-name="P1" draw:layer="layout" svg:width="14.1cm" svg:height="1cm" svg:x="5.7cm" svg:y="20.4cm">
          <draw:text-box>
            <text:p text:style-name="P2"><text:span text:style-name="T6">Информационный блок – <text:s/>часть файла (BINARY DATA)</text:span></text:p>
          </draw:text-box>
        </draw:frame>
        <draw:g>
          <draw:polygon draw:style-name="gr8" draw:text-style-name="P1" draw:layer="layout" svg:width="2.5cm" svg:height="1cm" svg:x="2.95cm" svg:y="20.35cm" svg:viewBox="0 0 2501 1001" draw:points="0,1001 2501,1001 2501,0 0,0">
            <text:p/>
          </draw:polygon>
          <draw:frame draw:style-name="gr7" draw:text-style-name="P1" draw:layer="layout" svg:width="2.5cm" svg:height="1cm" svg:x="2.95cm" svg:y="20.35cm">
            <draw:text-box>
              <text:p text:style-name="P3"><text:span text:style-name="T7">00000100</text:span></text:p>
            </draw:text-box>
          </draw:frame>
        </draw:g>
        <draw:g>
          <draw:polygon draw:style-name="gr8" draw:text-style-name="P1" draw:layer="layout" svg:width="2.5cm" svg:height="0.975cm" svg:x="2.9cm" svg:y="22.375cm" svg:viewBox="0 0 2501 976" draw:points="0,976 2501,976 2501,0 0,0">
            <text:p/>
          </draw:polygon>
          <draw:frame draw:style-name="gr9" draw:text-style-name="P1" draw:layer="layout" svg:width="2.5cm" svg:height="0.975cm" svg:x="2.9cm" svg:y="22.375cm">
            <draw:text-box>
              <text:p text:style-name="P3"><text:span text:style-name="T7">00000010</text:span></text:p>
            </draw:text-box>
          </draw:frame>
        </draw:g>
        <draw:frame draw:style-name="gr7" draw:text-style-name="P1" draw:layer="layout" svg:width="12cm" svg:height="1.615cm" svg:x="5.8cm" svg:y="17.943cm">
          <draw:text-box>
            <text:p text:style-name="P2"><text:span text:style-name="T6">Управляющий блок – разрыв соединения (DOWN LINK)</text:span></text:p>
          </draw:text-box>
        </draw:frame>
        <draw:polyline draw:style-name="gr8" draw:text-style-name="P1" draw:layer="layout" svg:width="4.025cm" svg:height="1.6cm" svg:x="13.5cm" svg:y="4.4cm" svg:viewBox="0 0 4026 1601" draw:points="0,0 0,1601 4026,1601">
          <text:p/>
        </draw:polyline>
        <draw:frame draw:style-name="gr6" draw:text-style-name="P1" draw:layer="layout" svg:width="18.7cm" svg:height="2.265cm" svg:x="2.5cm" svg:y="9.568cm">
          <draw:text-box>
            <text:p text:style-name="P3"><text:span text:style-name="T5">Виды управляющих полей и структура информационных полей:</text:span></text:p>
          </draw:text-box>
        </draw:frame>
        <draw:frame draw:style-name="gr10" draw:text-style-name="P1" draw:layer="layout" svg:width="8.45cm" svg:height="0.755cm" svg:x="5.8cm" svg:y="13.223cm">
          <draw:text-box>
            <text:p text:style-name="P2"><text:span text:style-name="T9">Информационная часть отсутвует</text:span></text:p>
          </draw:text-box>
        </draw:frame>
        <draw:frame draw:style-name="gr10" draw:text-style-name="P1" draw:layer="layout" svg:width="8.45cm" svg:height="0.755cm" svg:x="5.8cm" svg:y="15.373cm">
          <draw:text-box>
            <text:p text:style-name="P2"><text:span text:style-name="T9">Информационная часть отсутвует</text:span></text:p>
          </draw:text-box>
        </draw:frame>
        <draw:g>
          <draw:polygon draw:style-name="gr8" draw:text-style-name="P1" draw:layer="layout" svg:width="7.9cm" svg:height="0.7cm" svg:x="5.5cm" svg:y="21.4cm" svg:viewBox="0 0 7901 701" draw:points="0,701 7901,701 7901,0 0,0">
            <text:p/>
          </draw:polygon>
          <draw:frame draw:style-name="gr10" draw:text-style-name="P1" draw:layer="layout" svg:width="7.9cm" svg:height="0.851cm" svg:x="5.5cm" svg:y="21.325cm">
            <draw:text-box>
              <text:p text:style-name="P3"><text:span text:style-name="T7">Массив байт</text:span></text:p>
            </draw:text-box>
          </draw:frame>
        </draw:g>
        <draw:frame draw:style-name="gr10" draw:text-style-name="P1" draw:layer="layout" svg:width="2.925cm" svg:height="1.227cm" svg:x="14.175cm" svg:y="21.087cm">
          <draw:text-box>
            <text:p text:style-name="P2"><text:span text:style-name="T9">До 65 536 байтов</text:span></text:p>
          </draw:text-box>
        </draw:frame>
        <draw:frame draw:style-name="gr7" draw:text-style-name="P1" draw:layer="layout" svg:width="14.1cm" svg:height="1cm" svg:x="5.7cm" svg:y="22.4cm">
          <draw:text-box>
            <text:p text:style-name="P2"><text:span text:style-name="T6">Управляющий блок – <text:s/>синхронизация параметров (SYNC)</text:span></text:p>
          </draw:text-box>
        </draw:frame>
        <draw:frame draw:style-name="gr10" draw:text-style-name="P1" draw:layer="layout" svg:width="3.5cm" svg:height="0.755cm" svg:x="14.2cm" svg:y="23.423cm">
          <draw:text-box>
            <text:p text:style-name="P2"><text:span text:style-name="T9">До 65 536 байтов</text:span></text:p>
          </draw:text-box>
        </draw:frame>
        <draw:g>
          <draw:polygon draw:style-name="gr11" draw:text-style-name="P1" draw:layer="layout" svg:width="6.85cm" svg:height="1cm" svg:x="23.65cm" svg:y="16.5cm" svg:viewBox="0 0 6851 1001" draw:points="0,1001 6851,1001 6851,0 0,0">
            <text:p/>
          </draw:polygon>
          <draw:frame draw:style-name="gr7" draw:text-style-name="P1" draw:layer="layout" svg:width="6.85cm" svg:height="1cm" svg:x="23.65cm" svg:y="16.5cm">
            <draw:text-box>
              <text:p text:style-name="P3"><text:span text:style-name="T7">11111111111</text:span></text:p>
            </draw:text-box>
          </draw:frame>
        </draw:g>
        <draw:g>
          <draw:polygon draw:style-name="gr11" draw:text-style-name="P1" draw:layer="layout" svg:width="4.8cm" svg:height="1cm" svg:x="30.5cm" svg:y="16.5cm" svg:viewBox="0 0 4801 1001" draw:points="0,1001 4801,1001 4801,0 0,0">
            <text:p/>
          </draw:polygon>
          <draw:frame draw:style-name="gr7" draw:text-style-name="P1" draw:layer="layout" svg:width="4.8cm" svg:height="1cm" svg:x="30.5cm" svg:y="16.5cm">
            <draw:text-box>
              <text:p text:style-name="P3"><text:span text:style-name="T7">1111</text:span></text:p>
            </draw:text-box>
          </draw:frame>
        </draw:g>
        <draw:polyline draw:style-name="gr11" draw:text-style-name="P1" draw:layer="layout" svg:width="4.825cm" svg:height="3.9cm" svg:x="27.075cm" svg:y="17.5cm" svg:viewBox="0 0 4826 3901" draw:points="0,0 3632,3901 4826,3901">
          <text:p/>
        </draw:polyline>
        <draw:polyline draw:style-name="gr11" draw:text-style-name="P1" draw:layer="layout" svg:width="1.2cm" svg:height="1.7cm" svg:x="32.9cm" svg:y="17.5cm" svg:viewBox="0 0 1201 1701" draw:points="0,0 533,1701 1201,1701">
          <text:p/>
        </draw:polyline>
        <draw:line draw:style-name="gr11" draw:text-style-name="P1" draw:layer="layout" svg:x1="31.9cm" svg:y1="20.65cm" svg:x2="31.9cm" svg:y2="21.8cm">
          <text:p/>
        </draw:line>
        <draw:line draw:style-name="gr11" draw:text-style-name="P1" draw:layer="layout" svg:x1="34.1cm" svg:y1="18.1cm" svg:x2="34.1cm" svg:y2="20.1cm">
          <text:p/>
        </draw:line>
        <draw:frame draw:style-name="gr7" draw:text-style-name="P1" draw:layer="layout" svg:width="6.6cm" svg:height="1.419cm" svg:x="31.9cm" svg:y="20.591cm">
          <draw:text-box>
            <text:p text:style-name="P3"><text:span text:style-name="T7">Информационная часть 11 бита</text:span></text:p>
          </draw:text-box>
        </draw:frame>
        <draw:frame draw:style-name="gr12" draw:text-style-name="P1" draw:layer="layout" svg:width="4.8cm" svg:height="2.555cm" svg:x="33.95cm" svg:y="17.823cm">
          <draw:text-box>
            <text:p text:style-name="P3"><text:span text:style-name="T7">Контрольная последовательность <text:s/>кодирования Хэмминга</text:span></text:p>
          </draw:text-box>
        </draw:frame>
        <draw:line draw:style-name="gr11" draw:text-style-name="P1" draw:layer="layout" svg:x1="22.65cm" svg:y1="15.3cm" svg:x2="22.65cm" svg:y2="17cm">
          <text:p/>
        </draw:line>
        <draw:line draw:style-name="gr11" draw:text-style-name="P1" draw:layer="layout" svg:x1="35.3cm" svg:y1="16.73cm" svg:x2="35.3cm" svg:y2="15.13cm">
          <text:p/>
        </draw:line>
        <draw:line draw:style-name="gr13" draw:text-style-name="P1" draw:layer="layout" svg:x1="22.65cm" svg:y1="15.3cm" svg:x2="35.3cm" svg:y2="15.3cm">
          <text:p/>
        </draw:line>
        <draw:frame draw:style-name="gr7" draw:text-style-name="P1" draw:layer="layout" svg:width="3.2cm" svg:height="1cm" svg:x="27.35cm" svg:y="14.4cm">
          <draw:text-box>
            <text:p text:style-name="P3"><text:span text:style-name="T7">16 бит</text:span></text:p>
          </draw:text-box>
        </draw:frame>
        <draw:g>
          <draw:polygon draw:style-name="gr8" draw:text-style-name="P1" draw:layer="layout" svg:width="2.3cm" svg:height="1cm" svg:x="5.55cm" svg:y="3.4cm" svg:viewBox="0 0 2301 1001" draw:points="0,1001 2301,1001 2301,0 0,0">
            <text:p/>
          </draw:polygon>
          <draw:frame draw:style-name="gr7" draw:text-style-name="P1" draw:layer="layout" svg:width="2.3cm" svg:height="1cm" svg:x="5.55cm" svg:y="3.4cm">
            <draw:text-box>
              <text:p text:style-name="P3"><text:span text:style-name="T7">Упр. поле</text:span></text:p>
            </draw:text-box>
          </draw:frame>
        </draw:g>
        <draw:line draw:style-name="gr8" draw:text-style-name="P1" draw:layer="layout" svg:x1="6.9cm" svg:y1="6.55cm" svg:x2="6.9cm" svg:y2="7.549cm">
          <text:p/>
        </draw:line>
        <draw:line draw:style-name="gr8" draw:text-style-name="P1" draw:layer="layout" svg:x1="6.9cm" svg:y1="6.55cm" svg:x2="7.15cm" svg:y2="6.55cm">
          <text:p/>
        </draw:line>
        <draw:line draw:style-name="gr8" draw:text-style-name="P1" draw:layer="layout" svg:x1="6.92cm" svg:y1="7.55cm" svg:x2="7.15cm" svg:y2="7.55cm">
          <text:p/>
        </draw:line>
        <draw:frame draw:style-name="gr7" draw:text-style-name="P1" draw:layer="layout" svg:width="7cm" svg:height="1.045cm" svg:x="6.9cm" svg:y="6.528cm">
          <draw:text-box>
            <text:p text:style-name="P2"><text:span text:style-name="T8">Поле длины – 1 байт, содержит код типа передаваемого блока</text:span></text:p>
          </draw:text-box>
        </draw:frame>
        <draw:polyline draw:style-name="gr8" draw:text-style-name="P1" draw:layer="layout" svg:width="0.2cm" svg:height="2.69cm" svg:x="6.7cm" svg:y="4.4cm" svg:viewBox="0 0 201 2691" draw:points="0,0 0,2691 201,2691">
          <text:p/>
        </draw:polyline>
        <draw:frame draw:style-name="gr10" draw:text-style-name="P1" draw:layer="layout" svg:width="8.45cm" svg:height="0.755cm" svg:x="5.8cm" svg:y="17.373cm">
          <draw:text-box>
            <text:p text:style-name="P2"><text:span text:style-name="T9">Информационная часть отсутвует</text:span></text:p>
          </draw:text-box>
        </draw:frame>
        <draw:frame draw:style-name="gr10" draw:text-style-name="P1" draw:layer="layout" svg:width="8.45cm" svg:height="0.755cm" svg:x="5.8cm" svg:y="19.323cm">
          <draw:text-box>
            <text:p text:style-name="P2"><text:span text:style-name="T9">Информационная часть отсутвует</text:span></text:p>
          </draw:text-box>
        </draw:frame>
        <draw:g>
          <draw:polygon draw:style-name="gr8" draw:text-style-name="P1" draw:layer="layout" svg:width="4.1cm" svg:height="1cm" svg:x="36.4cm" svg:y="3.7cm" svg:viewBox="0 0 4101 1001" draw:points="0,1001 4101,1001 4101,0 0,0">
            <text:p/>
          </draw:polygon>
          <draw:frame draw:style-name="gr7" draw:text-style-name="P1" draw:layer="layout" svg:width="4.1cm" svg:height="1cm" svg:x="36.4cm" svg:y="3.7cm">
            <draw:text-box>
              <text:p text:style-name="P3"><text:span text:style-name="T7">Имя файла</text:span></text:p>
            </draw:text-box>
          </draw:frame>
        </draw:g>
        <draw:g>
          <draw:polygon draw:style-name="gr8" draw:text-style-name="P1" draw:layer="layout" svg:width="4.1cm" svg:height="1cm" svg:x="32.3cm" svg:y="3.7cm" svg:viewBox="0 0 4101 1001" draw:points="0,1001 4101,1001 4101,0 0,0">
            <text:p/>
          </draw:polygon>
          <draw:frame draw:style-name="gr7" draw:text-style-name="P1" draw:layer="layout" svg:width="4.1cm" svg:height="1cm" svg:x="32.3cm" svg:y="3.7cm">
            <draw:text-box>
              <text:p text:style-name="P3"><text:span text:style-name="T7">Размер файла</text:span></text:p>
            </draw:text-box>
          </draw:frame>
        </draw:g>
        <draw:frame draw:style-name="gr7" draw:text-style-name="P1" draw:layer="layout" svg:width="4.5cm" svg:height="1cm" svg:x="36.95cm" svg:y="7cm">
          <draw:text-box>
            <text:p text:style-name="P2"><text:span text:style-name="T7">Данные – K байтов</text:span></text:p>
          </draw:text-box>
        </draw:frame>
        <draw:frame draw:style-name="gr7" draw:text-style-name="P1" draw:layer="layout" svg:width="4.25cm" svg:height="1cm" svg:x="32.45cm" svg:y="7.05cm">
          <draw:text-box>
            <text:p text:style-name="P2"><text:span text:style-name="T7">Данные – 8 байтов</text:span></text:p>
          </draw:text-box>
        </draw:frame>
        <draw:polyline draw:style-name="gr8" draw:text-style-name="P1" draw:layer="layout" svg:width="4.06cm" svg:height="0.2cm" svg:x="32.4cm" svg:y="7.2cm" svg:viewBox="0 0 4061 201" draw:points="0,0 4061,0 4061,201">
          <text:p/>
        </draw:polyline>
        <draw:line draw:style-name="gr8" draw:text-style-name="P1" draw:layer="layout" svg:x1="32.4cm" svg:y1="7.2cm" svg:x2="32.4cm" svg:y2="7.399cm">
          <text:p/>
        </draw:line>
        <draw:polyline draw:style-name="gr8" draw:text-style-name="P1" draw:layer="layout" svg:width="0.05cm" svg:height="2.5cm" svg:x="34.35cm" svg:y="4.7cm" svg:viewBox="0 0 51 2501" draw:points="0,0 0,2501 51,2501">
          <text:p/>
        </draw:polyline>
        <draw:polyline draw:style-name="gr8" draw:text-style-name="P1" draw:layer="layout" svg:width="3.95cm" svg:height="0.32cm" svg:x="37.25cm" svg:y="7.18cm" svg:viewBox="0 0 3951 321" draw:points="0,0 3951,0 3951,321">
          <text:p/>
        </draw:polyline>
        <draw:line draw:style-name="gr8" draw:text-style-name="P1" draw:layer="layout" svg:x1="37.25cm" svg:y1="7.18cm" svg:x2="37.25cm" svg:y2="7.379cm">
          <text:p/>
        </draw:line>
        <draw:polyline draw:style-name="gr8" draw:text-style-name="P1" draw:layer="layout" svg:width="0.8cm" svg:height="2.48cm" svg:x="38.45cm" svg:y="4.7cm" svg:viewBox="0 0 801 2481" draw:points="0,0 0,2481 801,2481">
          <text:p/>
        </draw:polyline>
        <draw:frame draw:style-name="gr2" draw:text-style-name="P1" draw:layer="layout" svg:width="2.2cm" svg:height="0.664cm" svg:x="24.7cm" svg:y="27.118cm">
          <draw:text-box>
            <text:p text:style-name="P3"><text:span text:style-name="T2">Сысойкин Е.М</text:span></text:p>
          </draw:text-box>
        </draw:frame>
        <draw:g>
          <draw:polygon draw:style-name="gr8" draw:text-style-name="P1" draw:layer="layout" svg:width="7.9cm" svg:height="0.7cm" svg:x="5.55cm" svg:y="23.5cm" svg:viewBox="0 0 7901 701" draw:points="0,701 7901,701 7901,0 0,0">
            <text:p/>
          </draw:polygon>
          <draw:frame draw:style-name="gr10" draw:text-style-name="P1" draw:layer="layout" svg:width="7.9cm" svg:height="0.851cm" svg:x="5.55cm" svg:y="23.425cm">
            <draw:text-box>
              <text:p text:style-name="P3"><text:span text:style-name="T7">Массив байт</text:span></text:p>
            </draw:text-box>
          </draw:frame>
        </draw:g>
        <draw:g>
          <draw:polygon draw:style-name="gr11" draw:text-style-name="P1" draw:layer="layout" svg:width="1cm" svg:height="1cm" svg:x="22.65cm" svg:y="16.5cm" svg:viewBox="0 0 1001 1001" draw:points="0,1001 1001,1001 1001,0 0,0">
            <text:p/>
          </draw:polygon>
          <draw:frame draw:style-name="gr7" draw:text-style-name="P1" draw:layer="layout" svg:width="1cm" svg:height="1cm" svg:x="22.65cm" svg:y="16.5cm">
            <draw:text-box>
              <text:p text:style-name="P3"><text:span text:style-name="T7">1</text:span></text:p>
            </draw:text-box>
          </draw:frame>
        </draw:g>
        <draw:polyline draw:style-name="gr8" draw:text-style-name="P1" draw:layer="layout" svg:width="1cm" svg:height="2.8cm" svg:x="23cm" svg:y="17.5cm" svg:viewBox="0 0 1001 2801" draw:points="0,0 0,2801 1001,2801">
          <text:p/>
        </draw:polyline>
        <draw:line draw:style-name="gr11" draw:text-style-name="P1" draw:layer="layout" svg:x1="24cm" svg:y1="19.7cm" svg:x2="24cm" svg:y2="20.85cm">
          <text:p/>
        </draw:line>
        <draw:frame draw:style-name="gr14" draw:text-style-name="P1" draw:layer="layout" svg:width="5.362cm" svg:height="0.851cm" svg:x="23.638cm" svg:y="19.828cm">
          <draw:text-box>
            <text:p text:style-name="P3"><text:span text:style-name="T7">Дополняющий бит</text:span></text:p>
          </draw:text-box>
        </draw:frame>
        <draw:g>
          <draw:polygon draw:style-name="gr8" draw:text-style-name="P1" draw:layer="layout" svg:width="2.3cm" svg:height="1cm" svg:x="7.85cm" svg:y="3.4cm" svg:viewBox="0 0 2301 1001" draw:points="0,1001 2301,1001 2301,0 0,0">
            <text:p/>
          </draw:polygon>
          <draw:frame draw:style-name="gr7" draw:text-style-name="P1" draw:layer="layout" svg:width="2.3cm" svg:height="1cm" svg:x="7.85cm" svg:y="3.4cm">
            <draw:text-box>
              <text:p text:style-name="P3"><text:span text:style-name="T7">Упр. поле</text:span></text:p>
            </draw:text-box>
          </draw:frame>
        </draw:g>
        <draw:polyline draw:style-name="gr8" draw:text-style-name="P1" draw:layer="layout" svg:width="0.4cm" svg:height="1.1cm" svg:x="9cm" svg:y="4.4cm" svg:viewBox="0 0 401 1101" draw:points="0,0 0,1101 401,1101">
          <text:p/>
        </draw:polyline>
        <draw:line draw:style-name="gr8" draw:text-style-name="P1" draw:layer="layout" svg:x1="9.4cm" svg:y1="5cm" svg:x2="9.4cm" svg:y2="5.999cm">
          <text:p/>
        </draw:line>
        <draw:frame draw:style-name="gr7" draw:text-style-name="P1" draw:layer="layout" svg:width="3.557cm" svg:height="1.426cm" svg:x="9.443cm" svg:y="4.837cm">
          <draw:text-box>
            <text:p text:style-name="P2"><text:span text:style-name="T8">Поле длины – 2 байта, содержит длину блока данных</text:span></text:p>
          </draw:text-box>
        </draw:frame>
        <draw:g>
          <draw:polygon draw:style-name="gr8" draw:text-style-name="P1" draw:layer="layout" svg:width="2.5cm" svg:height="0.975cm" svg:x="3cm" svg:y="24.812cm" svg:viewBox="0 0 2501 976" draw:points="0,976 2501,976 2501,0 0,0">
            <text:p/>
          </draw:polygon>
          <draw:frame draw:style-name="gr9" draw:text-style-name="P1" draw:layer="layout" svg:width="2.5cm" svg:height="0.975cm" svg:x="3cm" svg:y="24.812cm">
            <draw:text-box>
              <text:p text:style-name="P3"><text:span text:style-name="T7">00000011</text:span></text:p>
            </draw:text-box>
          </draw:frame>
        </draw:g>
        <draw:g>
          <draw:polygon draw:style-name="gr8" draw:text-style-name="P1" draw:layer="layout" svg:width="4.1cm" svg:height="0.6cm" svg:x="5.5cm" svg:y="25.988cm" svg:viewBox="0 0 4101 601" draw:points="0,601 4101,601 4101,0 0,0">
            <text:p/>
          </draw:polygon>
          <draw:frame draw:style-name="gr15" draw:text-style-name="P1" draw:layer="layout" svg:width="4.1cm" svg:height="0.851cm" svg:x="5.5cm" svg:y="25.863cm">
            <draw:text-box>
              <text:p text:style-name="P3"><text:span text:style-name="T7">Размер файла</text:span></text:p>
            </draw:text-box>
          </draw:frame>
        </draw:g>
        <draw:frame draw:style-name="gr10" draw:text-style-name="P1" draw:layer="layout" svg:width="3.5cm" svg:height="1.227cm" svg:x="14.3cm" svg:y="25.624cm">
          <draw:text-box>
            <text:p text:style-name="P2"><text:span text:style-name="T9">От 8 до 65526 байтов</text:span></text:p>
          </draw:text-box>
        </draw:frame>
        <draw:g>
          <draw:polygon draw:style-name="gr8" draw:text-style-name="P1" draw:layer="layout" svg:width="4.1cm" svg:height="0.6cm" svg:x="9.6cm" svg:y="25.988cm" svg:viewBox="0 0 4101 601" draw:points="0,601 4101,601 4101,0 0,0">
            <text:p/>
          </draw:polygon>
          <draw:frame draw:style-name="gr15" draw:text-style-name="P1" draw:layer="layout" svg:width="4.1cm" svg:height="0.851cm" svg:x="9.6cm" svg:y="25.863cm">
            <draw:text-box>
              <text:p text:style-name="P3"><text:span text:style-name="T7">Имя файла</text:span></text:p>
            </draw:text-box>
          </draw:frame>
        </draw:g>
        <draw:frame draw:style-name="gr7" draw:text-style-name="P1" draw:layer="layout" svg:width="14.1cm" svg:height="1cm" svg:x="5.5cm" svg:y="24.7cm">
          <draw:text-box>
            <text:p text:style-name="P2"><text:span text:style-name="T6">Информационный блок – <text:s/>имя файла (FILE HEADER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Sarasa Mono SC1" svg:font-family="'Sarasa Mono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arasa Mono SC" svg:font-family="'Sarasa Mono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arasa Mono SC" style:font-family-asian="'Sarasa Mono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4-09T23:59:55.087447961</dc:date>
    <meta:creation-date>2021-03-31T12:42:45Z</meta:creation-date>
    <meta:generator>LibreOffice/7.1.1.2$Linux_X86_64 LibreOffice_project/10$Build-2</meta:generator>
    <meta:editing-duration>PT16M3S</meta:editing-duration>
    <meta:editing-cycles>1</meta:editing-cycles>
    <meta:document-statistic meta:object-count="165"/>
  </office:meta>
</office:document-meta>
</file>